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þ¯âþ" svg:font-family="þ¯âþ"/>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style>
    <style:style style:name="T1" style:family="text">
      <style:text-properties style:font-name="þ¯âþ" fo:font-size="10pt" style:font-name-asian="þ¯âþ" style:font-size-asian="10pt" style:font-name-complex="þ¯âþ"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Performance Requirements</text:p>
      <text:p text:style-name="P1">The system has to be able to handle a big amount of requests throughout while offering a smooth experience to the private users.</text:p>
      <text:p text:style-name="P1">It has to be flexible so that it will be easy to scale it and adapt it as its popularity grows and it has to be fast becouse the reactive response are critical both for the mobile and the web application.</text:p>
      <text:p text:style-name="P1">Data4Help needs to acquire data to be monitored by AutomatedSOS and the most important performance requirement regards AutomatedSOS: when this service is activated, if an anomaly is detected in the health status of the private user, an emergency notification should be sent to the Ambulance Service within at most 5 seconds.</text:p>
      <text:p text:style-name="P1"/>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þ¯âþ" svg:font-family="þ¯âþ"/>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0T16:55:15</meta:creation-date>
    <meta:document-statistic meta:table-count="0" meta:image-count="0" meta:object-count="0" meta:page-count="1" meta:paragraph-count="4" meta:word-count="118" meta:character-count="684"/>
    <dc:date>2018-11-10T17:16:11</dc:date>
    <meta:editing-duration>PT5M21S</meta:editing-duration>
    <meta:editing-cycles>1</meta:editing-cycles>
    <meta:generator>OpenOffice/4.1.3$Unix OpenOffice.org_project/413m1$Build-9783</meta:generator>
  </office:meta>
</office:document-meta>
</file>